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6EA00003161BBF2908C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>
      <style:text-properties style:font-name="Arial" officeooo:paragraph-rsid="000539f7"/>
    </style:style>
    <style:style style:name="T1" style:family="text">
      <style:text-properties officeooo:rsid="000539f7"/>
    </style:style>
    <style:style style:name="T2" style:family="text">
      <style:text-properties officeooo:rsid="00070f1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63cm, 1.401cm, 0.499cm, 0.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8.493cm" svg:y="-1.995cm" svg:width="9.68cm" svg:height="9.32cm" draw:z-index="0"><draw:image xlink:href="Pictures/20000009000036EA00003161BBF2908C.svm" xlink:type="simple" xlink:show="embed" xlink:actuate="onLoad"/></draw:frame>R1 - 47</text:p>
      <text:p text:style-name="P1">R2 - 22k</text:p>
      <text:p text:style-name="P1">R3 - 220k</text:p>
      <text:p text:style-name="P1">R4 - 22k</text:p>
      <text:p text:style-name="P1">R5 - 220k</text:p>
      <text:p text:style-name="P1">R6 - 220k</text:p>
      <text:p text:style-name="P1">R7 - 82k</text:p>
      <text:p text:style-name="P1"/>
      <text:p text:style-name="P1">C1 - 47n</text:p>
      <text:p text:style-name="P1">C2 – 4u7</text:p>
      <text:p text:style-name="P1">C3 - 4u7</text:p>
      <text:p text:style-name="P1">C4 - 100p</text:p>
      <text:p text:style-name="P1">C5 - 4u7</text:p>
      <text:p text:style-name="P1">C6 - 47n</text:p>
      <text:p text:style-name="P1"/>
      <text:p text:style-name="P1">X1 <text:span text:style-name="T2">-</text:span> <text:span text:style-name="T2">RX Signal vom Demodulator (z.B. </text:span>Demod-IC / Pin 5<text:span text:style-name="T2">)</text:span></text:p>
      <text:p text:style-name="P1">X2 <text:span text:style-name="T1">-</text:span> <text:span text:style-name="T1">FSK </text:span><text:span text:style-name="T2">RX Signal zum Modem</text:span><text:span text:style-name="T1">, </text:span>DSUB Pin 7 <text:span text:style-name="T1">(z.B. D652 Kathode)</text:span></text:p>
      <text:p text:style-name="P3"><text:span text:style-name="T1"><text:tab/>X2A – mit Koppelkondensator</text:span></text:p>
      <text:p text:style-name="P3"><text:span text:style-name="T1"><text:tab/>X2B – ohne Koppelkondensator</text:span></text:p>
      <text:p text:style-name="P1">X3 <text:span text:style-name="T1">-</text:span> <text:span text:style-name="T1">FSK </text:span><text:span text:style-name="T2">TX Signal vom </text:span><text:span text:style-name="T1">Modem, </text:span>DSUB Pin 9 <text:span text:style-name="T1">(z.B. D651 Kathode</text:span>)</text:p>
      <text:p text:style-name="P4">X4 <text:span text:style-name="T2">-</text:span> <text:span text:style-name="T2">NF Signal vom Mikrofon </text:span><text:span text:style-name="T1">(</text:span><text:span text:style-name="T2">z.B. </text:span><text:span text:style-name="T1">U601 / Pin 4)</text:span></text:p>
      <text:p text:style-name="P1">X5 <text:span text:style-name="T2">-</text:span> <text:span text:style-name="T2">Kombiniertes TX Signal zum </text:span><text:span text:style-name="T1">Modulator (</text:span>L602<text:span text:style-name="T1">)</text:span></text:p>
      <text:p text:style-name="P1">X6 <text:span text:style-name="T1">-</text:span> <text:span text:style-name="T1">9,6 V (z.B. </text:span>U801 / Pin 11)</text:p>
      <text:p text:style-name="P1">X7 <text:span text:style-name="T1">-</text:span> <text:span text:style-name="T1">4,8 V (z.B. </text:span>U601 / Pin 9 <text:s/>)</text:p>
      <text:p text:style-name="P1">X8 <text:span text:style-name="T1">-</text:span> <text:span text:style-name="T1">GND / Masse (z.B. </text:span>U601 / Pin 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initial-creator>Felix Erckenbrecht</meta:initial-creator>
    <meta:creation-date>2008-04-19T07:31:00</meta:creation-date>
    <dc:date>2013-05-27T11:10:50.65</dc:date>
    <meta:editing-cycles>2</meta:editing-cycles>
    <meta:editing-duration>PT4M3S</meta:editing-duration>
    <meta:document-statistic meta:table-count="0" meta:image-count="1" meta:object-count="0" meta:page-count="1" meta:paragraph-count="23" meta:word-count="132" meta:character-count="532" meta:non-whitespace-character-count="420"/>
    <meta:user-defined meta:name="Info 1"/>
    <meta:user-defined meta:name="Info 2"/>
    <meta:user-defined meta:name="Info 3"/>
    <meta:user-defined meta:name="Info 4"/>
  </office:meta>
</office:document-meta>
</file>